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700000022927344E5491228D2.png" manifest:media-type="image/png"/>
  <manifest:file-entry manifest:full-path="Pictures/10000000000004EA000000272DE2D00F21DA7339.png" manifest:media-type="image/png"/>
  <manifest:file-entry manifest:full-path="Pictures/100000000000064000000037D89BA0EB2D1E2E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Extended" svg:font-family="'Lato Extended', Lato, 'Helvetica Neue', Helvetica, Arial, sans-serif"/>
    <style:font-face style:name="Lohit Devanagari1" svg:font-family="'Lohit Devanagari'"/>
    <style:font-face style:name="Times New Roman" svg:font-family="'Times New Roman'"/>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NotoSerifTamilSlanted SemiBold" svg:font-family="'NotoSerifTamilSlanted Semi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text-line-through-style="none" style:text-line-through-type="none" style:font-name="Ubuntu" fo:font-size="12pt" fo:font-weight="normal" style:font-size-asian="12pt" style:font-weight-asian="normal" style:font-size-complex="12pt" style:font-weight-complex="normal"/>
    </style:style>
    <style:style style:name="P2" style:family="paragraph" style:parent-style-name="Standard">
      <style:text-properties fo:color="#000000" style:text-line-through-style="none" style:text-line-through-type="none" style:font-name="Ubuntu" fo:font-size="12pt" fo:font-weight="normal" officeooo:rsid="00117906" officeooo:paragraph-rsid="00117906" style:font-size-asian="12pt" style:font-weight-asian="normal" style:font-size-complex="12pt" style:font-weight-complex="normal"/>
    </style:style>
    <style:style style:name="P3" style:family="paragraph" style:parent-style-name="Standard">
      <style:text-properties officeooo:paragraph-rsid="00117906"/>
    </style:style>
    <style:style style:name="P4"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line-through-style="none" style:text-line-through-type="none" style:font-name="Ubuntu"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officeooo:rsid="000d929d" officeooo:paragraph-rsid="000d929d"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style:font-size-asian="12pt" style:font-weight-asian="normal" style:font-size-complex="12pt" style:font-weight-complex="normal"/>
    </style:style>
    <style:style style:name="P7" style:family="paragraph" style:parent-style-name="Text_20_body" style:list-style-name="L1">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style:font-size-asian="12pt" style:font-weight-asian="normal" style:font-size-complex="12pt" style:font-weight-complex="normal"/>
    </style:style>
    <style:style style:name="P8" style:family="paragraph" style:parent-style-name="Text_20_body" style:list-style-name="L1">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officeooo:paragraph-rsid="000d929d" style:font-size-asian="12pt" style:font-weight-asian="normal" style:font-size-complex="12pt" style:font-weight-complex="normal"/>
    </style:style>
    <style:style style:name="P9" style:family="paragraph" style:parent-style-name="Text_20_body">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officeooo:paragraph-rsid="000d929d" style:font-size-asian="12pt" style:font-weight-asian="normal" style:font-size-complex="12pt" style:font-weight-complex="normal"/>
    </style:style>
    <style:style style:name="P10" style:family="paragraph" style:parent-style-name="Text_20_body" style:list-style-name="L2">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style:font-size-asian="12pt" style:font-weight-asian="normal" style:font-size-complex="12pt" style:font-weight-complex="normal"/>
    </style:style>
    <style:style style:name="P11" style:family="paragraph" style:parent-style-name="Text_20_body" style:list-style-name="L1">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officeooo:rsid="000d929d" officeooo:paragraph-rsid="000d929d"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officeooo:rsid="000d929d" officeooo:paragraph-rsid="000d929d"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officeooo:rsid="00117906" officeooo:paragraph-rsid="00117906" style:font-size-asian="12pt" style:font-weight-asian="normal" style:font-size-complex="12pt" style:font-weight-complex="normal"/>
    </style:style>
    <style:style style:name="P14" style:family="paragraph" style:parent-style-name="Text_20_body" style:list-style-name="L2">
      <style:paragraph-properties fo:margin-top="0in" fo:margin-bottom="0in" loext:contextual-spacing="false" fo:orphans="2" fo:widows="2" fo:padding="0in" fo:border="none"/>
      <style:text-properties fo:font-variant="normal" fo:text-transform="none" fo:color="#000000" style:text-line-through-style="none" style:text-line-through-type="none" style:font-name="Ubuntu" fo:font-size="12pt" fo:letter-spacing="normal" fo:font-style="normal" fo:font-weight="normal" officeooo:rsid="00117906" officeooo:paragraph-rsid="00117906"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fo:orphans="2" fo:widows="2" fo:padding="0in" fo:border="none"/>
      <style:text-properties style:font-name="Ubuntu"/>
    </style:style>
    <style:style style:name="P16" style:family="paragraph" style:parent-style-name="Text_20_body">
      <style:paragraph-properties fo:margin-top="0in" fo:margin-bottom="0in" loext:contextual-spacing="false" fo:orphans="2" fo:widows="2" fo:padding="0in" fo:border="none"/>
      <style:text-properties officeooo:paragraph-rsid="00117906"/>
    </style:style>
    <style:style style:name="P17" style:family="paragraph" style:parent-style-name="Text_20_body" style:list-style-name="L2">
      <style:paragraph-properties fo:margin-top="0in" fo:margin-bottom="0in" loext:contextual-spacing="false" fo:orphans="2" fo:widows="2" fo:padding="0in" fo:border="none"/>
      <style:text-properties officeooo:paragraph-rsid="00117906"/>
    </style:style>
    <style:style style:name="P18" style:family="paragraph" style:parent-style-name="Text_20_body">
      <style:paragraph-properties fo:margin-top="0in" fo:margin-bottom="0in" loext:contextual-spacing="false" fo:orphans="2" fo:widows="2" fo:padding="0in" fo:border="none"/>
      <style:text-properties officeooo:rsid="00117906" officeooo:paragraph-rsid="00117906"/>
    </style:style>
    <style:style style:name="P19" style:family="paragraph" style:parent-style-name="Text_20_body" style:list-style-name="L2">
      <style:paragraph-properties fo:margin-top="0in" fo:margin-bottom="0in" loext:contextual-spacing="false" fo:orphans="2" fo:widows="2" fo:padding="0in" fo:border="none"/>
      <style:text-properties officeooo:rsid="00117906" officeooo:paragraph-rsid="00117906"/>
    </style:style>
    <style:style style:name="P2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line-through-style="none" style:text-line-through-type="none" style:font-name="Ubuntu" fo:font-size="12pt" fo:letter-spacing="normal" fo:font-style="normal" fo:font-weight="normal" style:font-size-asian="12pt" style:font-weight-asian="normal" style:font-size-complex="12pt" style:font-weight-complex="normal"/>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line-through-style="none" style:text-line-through-type="none" style:font-name="Ubuntu" fo:font-size="12pt" fo:letter-spacing="normal" fo:font-style="normal" fo:font-weight="normal" officeooo:paragraph-rsid="0009bdfc" style:font-size-asian="12pt" style:font-weight-asian="normal" style:font-size-complex="12pt" style:font-weight-complex="normal"/>
    </style:style>
    <style:style style:name="P22"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line-through-style="none" style:text-line-through-type="none" style:font-name="Ubuntu" fo:font-size="12pt" fo:letter-spacing="normal" fo:font-style="normal" fo:font-weight="normal"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09bdfc"/>
    </style:style>
    <style:style style:name="T2" style:family="text">
      <style:text-properties officeooo:rsid="000af53c"/>
    </style:style>
    <style:style style:name="T3" style:family="text">
      <style:text-properties officeooo:rsid="000d8c8a"/>
    </style:style>
    <style:style style:name="T4" style:family="text">
      <style:text-properties officeooo:rsid="000d929d"/>
    </style:style>
    <style:style style:name="T5" style:family="text">
      <style:text-properties fo:font-variant="normal" fo:text-transform="none" fo:color="#000000" style:text-line-through-style="none" style:text-line-through-type="none" style:font-name="Ubuntu"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Ubuntu" fo:font-size="12pt" fo:letter-spacing="normal" fo:font-style="normal" fo:font-weight="normal" officeooo:rsid="000d929d"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Ubuntu" fo:font-size="12pt" fo:letter-spacing="normal" fo:font-style="normal" fo:font-weight="normal" officeooo:rsid="00117906"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Ubuntu" fo:font-size="12pt" fo:letter-spacing="normal" fo:font-style="normal" fo:font-weight="normal" officeooo:rsid="0015a10f"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Ubuntu" fo:font-size="12pt" fo:letter-spacing="normal" fo:font-style="normal" fo:font-weight="normal" officeooo:rsid="0017769d"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Ubuntu" fo:font-size="12pt" fo:letter-spacing="normal" fo:font-style="normal" fo:font-weight="normal" officeooo:rsid="0019487b"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Ubuntu" fo:font-size="12pt" fo:letter-spacing="normal" fo:font-style="normal" fo:font-weight="normal" officeooo:rsid="0019931c"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Ubuntu" fo:font-size="12pt" fo:letter-spacing="normal" fo:font-style="normal" fo:font-weight="normal" officeooo:rsid="001a667c"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Ubuntu" fo:font-size="12pt" fo:letter-spacing="normal" fo:font-style="normal" fo:font-weight="normal" officeooo:rsid="001c41dc"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Ubuntu" fo:font-size="12pt" fo:letter-spacing="normal" fo:font-style="normal" fo:font-weight="normal" officeooo:rsid="001d69e2"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fo:font-size="12pt" fo:letter-spacing="normal" fo:font-style="normal" fo:font-weight="normal" style:font-size-asian="12pt" style:font-weight-asian="normal" style:font-size-complex="12pt" style:font-weight-complex="normal"/>
    </style:style>
    <style:style style:name="T16" style:family="text">
      <style:text-properties style:font-name="Ubuntu"/>
    </style:style>
    <style:style style:name="T17" style:family="text">
      <style:text-properties style:font-name="Ubuntu" officeooo:rsid="00117906"/>
    </style:style>
    <style:style style:name="T18" style:family="text">
      <style:text-properties fo:color="#000000" style:text-line-through-style="none" style:text-line-through-type="none" style:font-name="Ubuntu" fo:font-size="12pt" fo:font-weight="normal" style:font-size-asian="12pt" style:font-weight-asian="normal" style:font-size-complex="12pt" style:font-weight-complex="normal"/>
    </style:style>
    <style:style style:name="T19" style:family="text">
      <style:text-properties fo:color="#000000" style:text-line-through-style="none" style:text-line-through-type="none" style:font-name="Ubuntu" fo:font-size="12pt" fo:font-weight="normal" officeooo:rsid="000d929d" style:font-size-asian="12pt" style:font-weight-asian="normal" style:font-size-complex="12pt" style:font-weight-complex="normal"/>
    </style:style>
    <style:style style:name="T20" style:family="text">
      <style:text-properties fo:color="#000000" style:text-line-through-style="none" style:text-line-through-type="none" style:font-name="Ubuntu" fo:font-size="12pt" fo:font-weight="normal" officeooo:rsid="00117906" style:font-size-asian="12pt" style:font-weight-asian="normal" style:font-size-complex="12pt" style:font-weight-complex="normal"/>
    </style:style>
    <style:style style:name="T21" style:family="text">
      <style:text-properties officeooo:rsid="000ef10a"/>
    </style:style>
    <style:style style:name="T22" style:family="text">
      <style:text-properties officeooo:rsid="00117906"/>
    </style:style>
    <style:style style:name="T23" style:family="text">
      <style:text-properties officeooo:rsid="0013d887"/>
    </style:style>
    <style:style style:name="T24" style:family="text">
      <style:text-properties officeooo:rsid="001963b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52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Final – Juat Tan</text:span></text:p>
      <text:p text:style-name="P20"/>
      <text:list xml:id="list173742678" text:style-name="L1">
        <text:list-item>
          <text:p text:style-name="P22">What did you do and why is it interesting?</text:p>
        </text:list-item>
      </text:list>
      <text:p text:style-name="P20"/>
      <text:p text:style-name="P20"><text:tab/><text:span text:style-name="T2">Trump’s presidency has been largely polarizing. It should be the case that his approval ratings in polls fluctuate quite a bit, based off of the things he’s said and done as president. Polling numbers for his approval and disapproval should change and should represent somewhat represent the true sentiments of the general public about his presidency. Trump has had a large presence on social media, especially Twitter. This has made it increasingly easy to find Tweets about him and his presidency from anybody. </text:span><text:span text:style-name="T3">I want to take polling data, and see if I can match the public’s sentiment about the Trump presidency by doing sentiment analysis on public Tweets which mention @realDonaldTrump. If polling data is taken as the true opinion about Trump, I’d like to see how closely different sentiment analysis models can get to reflecting/predicting approval from Tweets.</text:span></text:p>
      <text:p text:style-name="P20"/>
      <text:p text:style-name="P4"><text:bookmark text:name="docs-internal-guid-847675ed-7fff-78fc-4e19-2c458cf7fee3"/><draw:frame draw:style-name="fr2" draw:name="Image1" text:anchor-type="as-char" svg:y="-0.2398in" svg:width="9.4898in" svg:height="0.3228in" draw:z-index="0"><draw:image xlink:href="Pictures/100000000000064000000037D89BA0EB2D1E2E54.png" xlink:type="simple" xlink:show="embed" xlink:actuate="onLoad" loext:mime-type="image/png"/></draw:frame></text:p>
      <text:p text:style-name="P20"/>
      <text:p text:style-name="P4"><text:bookmark text:name="docs-internal-guid-aae2bf89-7fff-9443-a9d6-9278ebe7d4c8"/><draw:frame draw:style-name="fr1" draw:name="Image2" text:anchor-type="as-char" svg:width="9.5209in" svg:height="0.2917in" draw:z-index="1"><draw:image xlink:href="Pictures/10000000000004EA000000272DE2D00F21DA7339.png" xlink:type="simple" xlink:show="embed" xlink:actuate="onLoad" loext:mime-type="image/png"/></draw:frame></text:p>
      <text:p text:style-name="P20"/>
      <text:list xml:id="list171752049757771" text:continue-numbering="true" text:style-name="L1">
        <text:list-header>
          <text:p text:style-name="P11">Two screenshots of Tweets which show different sentiment towards @realDonaldTrump.</text:p>
        </text:list-header>
      </text:list>
      <text:p text:style-name="P12"/>
      <text:p text:style-name="P5"><text:bookmark text:name="docs-internal-guid-b1ea7dfe-7fff-7515-a2c6-bd7fe963a523"/><draw:frame draw:style-name="fr1" draw:name="Image3" text:anchor-type="as-char" svg:width="8.8126in" svg:height="0.2917in" draw:z-index="2"><draw:image xlink:href="Pictures/10000000000003F700000022927344E5491228D2.png" xlink:type="simple" xlink:show="embed" xlink:actuate="onLoad" loext:mime-type="image/png"/></draw:frame></text:p>
      <text:p text:style-name="P12"/>
      <text:p text:style-name="P12"><text:tab/>Example data from one poll spanning 3 days.</text:p>
      <text:p text:style-name="P12"/>
      <text:list xml:id="list171752251089346" text:continue-numbering="true" text:style-name="L1">
        <text:list-item>
          <text:p text:style-name="P7">How do your model(s) work? (explain)</text:p>
        </text:list-item>
      </text:list>
      <text:p text:style-name="P20"/>
      <text:p text:style-name="P23"><text:span text:style-name="T5"><text:tab/></text:span><text:span text:style-name="T6">I used three different sentiment analysis models in three different natural language processing libraries. The first is from Natural Language ToolKit’s SentimentIntensityAnalyzer, which uses the VADER algorithm. VADER (Valence Aware Dictionary for Sentiment Reasoning), takes values from a lexicon, which words map to. These values are a sentiment score, which are positive or negative values which represent how positive or negative the word is. Words which are not in the lexicon have a sentiment value of 0. All words in the sentence are added up and passed through a normalization function to output a range from 0 to 1, positive, neutral, or negative. The second model I used is from a library called Textblob. </text:span><text:a xlink:type="simple" xlink:href="https://textblob.readthedocs.io/en/dev/index.html" text:style-name="Internet_20_link" text:visited-style-name="Visited_20_Internet_20_Link">https://textblob.readthedocs.io/en/dev/index.html</text:a><text:span text:style-name="T18"> </text:span><text:span text:style-name="T19">It’s similar to NLTK’s VADER sentiment analysis. Words are also looked up in a lexicon, and each word has a sentiment value as well. Negation words have modifiers which multiply the proceeding word’s value by -0.5, inflecting its positivity or negativity score. Modifier words </text:span><text:soft-page-break/><text:span text:style-name="T19">like, “very”, “super”, “quite”, multiply the following word by an intensity score which is contained within the lexicon to give the proceeding word greater weight. Sentiment scores for each word are clamped between the range 1, 1. The average of all scores is taken and presented as the sentence’s sentiment. The third model I used was from a library called Flair. <text:s/></text:span><text:a xlink:type="simple" xlink:href="https://github.com/flairNLP/flair" text:style-name="Internet_20_link" text:visited-style-name="Visited_20_Internet_20_Link">https://github.com/flairNLP/flair</text:a><text:span text:style-name="T19">. It contains a model pre-trained on IMDB movie reviews. The model itself is a LSTM neural network. </text:span></text:p>
      <text:p text:style-name="P20"/>
      <text:list xml:id="list171750958915060" text:continue-numbering="true" text:style-name="L1">
        <text:list-item>
          <text:p text:style-name="P7">What are your results/conclusions?</text:p>
        </text:list-item>
      </text:list>
      <text:p text:style-name="P6"/>
      <text:p text:style-name="P6"><text:tab/><text:span text:style-name="T22">The following are visualizations of </text:span></text:p>
      <text:list xml:id="list772031888" text:style-name="L2">
        <text:list-item>
          <text:p text:style-name="P10"><text:span text:style-name="T22">Trump approval ratings</text:span></text:p>
        </text:list-item>
        <text:list-item>
          <text:p text:style-name="P14">Trump approval ratings, smoothed monthly with a spline function</text:p>
        </text:list-item>
        <text:list-item>
          <text:p text:style-name="P14">Trump approval (approve – disapprove)</text:p>
        </text:list-item>
        <text:list-item>
          <text:p text:style-name="P14">NLTK Sentiment of Tweets (green = positive, red = negative, blue = neutral)</text:p>
        </text:list-item>
        <text:list-item>
          <text:p text:style-name="P14">Textblob Sentiment of Tweets</text:p>
        </text:list-item>
        <text:list-item>
          <text:p text:style-name="P14">Flair Sentiment of Tweets</text:p>
        </text:list-item>
        <text:list-item>
          <text:p text:style-name="P14">NLTK Sentiment of Tweets (left) &amp; NLTK Sentiment of cleaned Tweets (right)</text:p>
        </text:list-item>
        <text:list-item>
          <text:p text:style-name="P14">NLTK Sentiment of cleaned Tweets (difference approve - disapprove)</text:p>
        </text:list-item>
        <text:list-item>
          <text:p text:style-name="P17"><text:span text:style-name="T7">Textblob Sentiment of Tweets (left) &amp; NLTK Sentiment of cleaned Tweets (right)</text:span></text:p>
        </text:list-item>
        <text:list-item>
          <text:p text:style-name="P17"><text:span text:style-name="T7">Textblob Sentiment of cleaned Tweets (difference approve - disapprove)</text:span></text:p>
        </text:list-item>
        <text:list-item>
          <text:p text:style-name="P17"><text:span text:style-name="T7">Flair Sentiment of Tweets (left) &amp; NLTK Sentiment of cleaned Tweets (right)</text:span></text:p>
        </text:list-item>
        <text:list-item>
          <text:p text:style-name="P17"><text:span text:style-name="T7">Flair Sentiment of cleaned Tweets (difference approve – disapprove)</text:span></text:p>
        </text:list-item>
        <text:list-item>
          <text:p text:style-name="P19"><text:span text:style-name="T5">#3</text:span></text:p>
        </text:list-item>
        <text:list-item>
          <text:p text:style-name="P19"><text:span text:style-name="T5">#8 (left) &amp; #8 vs. #3 (right)</text:span></text:p>
        </text:list-item>
        <text:list-item>
          <text:p text:style-name="P19"><text:span text:style-name="T5">#10 (left) &amp; #10 vs. #3 (right)</text:span></text:p>
        </text:list-item>
        <text:list-item>
          <text:p text:style-name="P19"><text:span text:style-name="T5">#12 (left) &amp; #12 vs. #3 (right)</text:span></text:p>
        </text:list-item>
        <text:list-item>
          <text:p text:style-name="P19"><text:span text:style-name="T5">#14 smoothed. Correlation coefficient in bold.</text:span></text:p>
        </text:list-item>
        <text:list-item>
          <text:p text:style-name="P19"><text:span text:style-name="T5">#15 smoothed. Correlation coefficient in bold.</text:span></text:p>
        </text:list-item>
        <text:list-item>
          <text:p text:style-name="P19"><text:span text:style-name="T5">#16 smoothed. Correlation coefficient in bold.</text:span></text:p>
        </text:list-item>
      </text:list>
      <text:p text:style-name="P18"><text:span text:style-name="T5"/></text:p>
      <text:p text:style-name="P16"><text:span text:style-name="T7"><text:tab/></text:span><text:span text:style-name="T8">The sentiments for Tweets labeled by all three models are quite noisy and hard to visualize without smoothing. Both NLTK and Textblob sentiment analysis models labeled the majority of Tweets as neutral, which was somewhat helped by cleaning Twitter data of things like emojis, punctuation, stopwords, and @mentions. The Flair neural net model didn’t label any Tweets as neutral, and did the best following poll data. </text:span><text:span text:style-name="T9">I condensed Tweet and poll sentiment into correlation coefficients to compare the three models, and the Flair neural net model outperformed the VADER and Textblob models by a large margin. </text:span><text:span text:style-name="T10">The results were largely expected. Twitter data, even after cleaning, is not the best. </text:span><text:span text:style-name="T11">It was a challenge to visualize and sum up findings. Calculating correlation coefficient between Twitter sentiment and poll data was the easiest way to sum up how accurately each model </text:span><text:span text:style-name="T12">could be applied to Tweets to extrapolate approval. </text:span><text:span text:style-name="T13">The neural net had more than double </text:span><text:soft-page-break/><text:span text:style-name="T13">the correlation (0.26 vs. 0.13 and 0.12) between the two datasets than </text:span><text:span text:style-name="T14">the two simpler models.</text:span></text:p>
      <text:p text:style-name="P13"/>
      <text:p text:style-name="P6"/>
      <text:p text:style-name="P15"><text:span text:style-name="T15"><text:tab/></text:span></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bookmark text:name="docs-internal-guid-eede35f5-7fff-ffb2-a2e9-c64b2b3048f5"/><text:span text:style-name="T15"/></text:p>
      <text:p text:style-name="P6"/>
      <text:list xml:id="list171750656377330" text:continue-list="list171750958915060" text:style-name="L1">
        <text:list-item>
          <text:p text:style-name="P8">Future experiments/work? (What would you want to do next, given more time?)</text:p>
        </text:list-item>
      </text:list>
      <text:p text:style-name="P9"><text:tab/></text:p>
      <text:p text:style-name="P9"><text:tab/><text:span text:style-name="T21">I’d like to find labeled data from Twitter and re-train the models used here on genre-specific data. The models here weren’t trained on Twitter data, specifically, and could have improved performance if retrained and increased accuracy and better labeled which </text:span><text:soft-page-break/><text:span text:style-name="T21">proportion of Tweets are positive and negative compared to poll data. </text:span><text:span text:style-name="T23">I’d also like to get Tweets sorted by popularity, which mention @realDonaldTrump. That would probably be more indicative of more people’s sentiment (if having more retweets and favorites), than a Tweet which has no interaction. </text:span><text:span text:style-name="T24">More popular Tweets are also probably more readable, more grammatically correct, and may contain more words which convey sentiment more strongly.</text:span></text:p>
      <text:p text:style-name="P9"/>
      <text:list xml:id="list171750689156736" text:continue-numbering="true" text:style-name="L1">
        <text:list-item>
          <text:p text:style-name="P7">Works Cited</text:p>
        </text:list-item>
      </text:list>
      <text:p text:style-name="P1"/>
      <text:p text:style-name="P2">1. <text:a xlink:type="simple" xlink:href="https://github.com/flairNLP/flair" text:style-name="Internet_20_link" text:visited-style-name="Visited_20_Internet_20_Link"><text:span text:style-name="T4">https://github.com/flairNLP/flair</text:span></text:a></text:p>
      <text:p text:style-name="P2">2. <text:s/><text:a xlink:type="simple" xlink:href="https://textblob.readthedocs.io/en/dev/index.html" text:style-name="Internet_20_link" text:visited-style-name="Visited_20_Internet_20_Link">https://textblob.readthedocs.io/en/dev/index.html</text:a></text:p>
      <text:p text:style-name="P3"><text:span text:style-name="T20">3. </text:span><text:a xlink:type="simple" xlink:href="https://www.nltk.org/api/nltk.sentiment.html" text:style-name="Internet_20_link" text:visited-style-name="Visited_20_Internet_20_Link"><text:span text:style-name="T16">https://www.nltk.org/api/nltk.sentiment.html</text:span></text:a></text:p>
      <text:p text:style-name="P3"><text:span text:style-name="T17">4. </text:span><text:a xlink:type="simple" xlink:href="https://www.nltk.org/_modules/nltk/sentiment/vader.html" text:style-name="Internet_20_link" text:visited-style-name="Visited_20_Internet_20_Link"><text:span text:style-name="T16">https://www.nltk.org/_modules/nltk/sentiment/vader.html</text:span></text:a></text:p>
      <text:p text:style-name="P3"><text:span text:style-name="T17">5. </text:span><text:a xlink:type="simple" xlink:href="https://github.com/twintproject/twint" text:style-name="Internet_20_link" text:visited-style-name="Visited_20_Internet_20_Link"><text:span text:style-name="T16">https://github.com/twintproject/twint</text:span></text:a></text:p>
      <text:p text:style-name="P3"><text:span text:style-name="T17">6. </text:span><text:a xlink:type="simple" xlink:href="https://projects.fivethirtyeight.com/trump-approval-ratings/" text:style-name="Internet_20_link" text:visited-style-name="Visited_20_Internet_20_Link"><text:span text:style-name="T16">https://projects.fivethirtyeight.com/trump-approval-ratings/</text:span></text:a></text:p>
      <text:p text:style-name="P3"><text:span text:style-name="T17">7. </text:span><text:a xlink:type="simple" xlink:href="https://data.world/fivethirtyeight/trump-approval-ratings" text:style-name="Internet_20_link" text:visited-style-name="Visited_20_Internet_20_Link"><text:span text:style-name="T16">https://data.world/fivethirtyeight/trump-approval-rating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Extended" svg:font-family="'Lato Extended', Lato, 'Helvetica Neue', Helvetica, Arial, sans-serif"/>
    <style:font-face style:name="Lohit Devanagari1" svg:font-family="'Lohit Devanagari'"/>
    <style:font-face style:name="Times New Roman" svg:font-family="'Times New Roman'"/>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NotoSerifTamilSlanted SemiBold" svg:font-family="'NotoSerifTamilSlanted Semi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15:14:08.905637163</meta:creation-date>
    <dc:date>2021-04-19T17:17:49.233727787</dc:date>
    <meta:editing-duration>PT1H7M17S</meta:editing-duration>
    <meta:editing-cycles>14</meta:editing-cycles>
    <meta:generator>LibreOffice/6.4.2.2$Linux_X86_64 LibreOffice_project/40$Build-2</meta:generator>
    <meta:document-statistic meta:table-count="0" meta:image-count="3" meta:object-count="0" meta:page-count="4" meta:paragraph-count="44" meta:word-count="892" meta:character-count="5883" meta:non-whitespace-character-count="5039"/>
  </office:meta>
</office:document-meta>
</file>